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D000001415BD5A1028D7EC66A.jpg" manifest:media-type="image/jpeg"/>
  <manifest:file-entry manifest:full-path="Pictures/1000000000000281000003EB139CEC5F337DC72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147cm" svg:y="8.098cm" svg:width="5.099cm" svg:height="8.1cm" draw:z-index="0" draw:transform="translate (-3.6965cm -12.148cm) rotate (3.14159265358979) translate (3.6965cm 12.148cm)"><draw:image xlink:href="Pictures/1000000000000281000003EB139CEC5F337DC724.jpg" xlink:type="simple" xlink:show="embed" xlink:actuate="onLoad" loext:mime-type="image/jpeg"/></draw:frame><draw:frame draw:style-name="fr2" draw:name="Image2" text:anchor-type="paragraph" svg:x="1.148cm" svg:y="0cm" svg:width="5.099cm" svg:height="8.1cm" draw:z-index="1"><draw:image xlink:href="Pictures/10000000000000CD000001415BD5A1028D7EC66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08:55.460777849</meta:creation-date>
    <dc:date>2018-05-09T11:19:05.495062724</dc:date>
    <meta:editing-duration>PT10M1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